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e8cb" draw:textarea-horizontal-align="justify" draw:textarea-vertical-align="middle" draw:auto-grow-height="false" fo:min-height="20.07cm" fo:min-width="33.155cm"/>
    </style:style>
    <style:style style:name="gr2" style:family="graphic" style:parent-style-name="standard">
      <style:graphic-properties svg:stroke-opacity="90%" draw:fill-color="#ffffff" draw:textarea-horizontal-align="justify" draw:textarea-vertical-align="middle" draw:auto-grow-height="false" fo:min-height="1.973cm" fo:min-width="4.263cm"/>
      <style:paragraph-properties style:writing-mode="lr-tb"/>
    </style:style>
    <style:style style:name="gr3" style:family="graphic" style:parent-style-name="standard">
      <style:graphic-properties svg:stroke-opacity="90%" draw:fill-color="#ffd428" draw:textarea-horizontal-align="justify" draw:textarea-vertical-align="middle" draw:auto-grow-height="false" fo:min-height="1.973cm" fo:min-width="4.263cm"/>
      <style:paragraph-properties style:writing-mode="lr-tb"/>
    </style:style>
    <style:style style:name="gr4" style:family="graphic" style:parent-style-name="standard">
      <style:graphic-properties svg:stroke-opacity="90%" draw:fill-color="#bbe33d" draw:textarea-horizontal-align="justify" draw:textarea-vertical-align="middle" draw:auto-grow-height="false" fo:min-height="1.973cm" fo:min-width="4.263cm"/>
      <style:paragraph-properties style:writing-mode="lr-tb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</style:style>
    <style:style style:name="gr11" style:family="graphic" style:parent-style-name="objectwithoutfill">
      <style:graphic-properties draw:marker-end="Arrowheads_20_14" draw:marker-end-width="0.3cm" draw:fill="none" draw:textarea-vertical-align="middle"/>
    </style:style>
    <style:style style:name="gr12" style:family="graphic" style:parent-style-name="objectwithoutfill">
      <style:graphic-properties draw:marker-end="Arrowheads_20_23" draw:marker-end-width="0.3cm" draw:fill="none" draw:textarea-vertical-align="middle"/>
    </style:style>
    <style:style style:name="gr13" style:family="graphic" style:parent-style-name="objectwithoutfill">
      <style:graphic-properties draw:marker-end="Arrowheads_20_24" draw:marker-end-width="0.3cm" draw:fill="none" draw:textarea-vertical-align="middle"/>
    </style:style>
    <style:style style:name="gr14" style:family="graphic" style:parent-style-name="objectwithoutfill">
      <style:graphic-properties draw:marker-end="Arrowheads_20_25" draw:marker-end-width="0.3cm" draw:fill="none" draw:textarea-vertical-align="middl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38cm" fo:min-width="3.47cm"/>
      <style:paragraph-properties style:writing-mode="lr-tb"/>
    </style:style>
    <style:style style:name="gr16" style:family="graphic" style:parent-style-name="objectwithoutfill">
      <style:graphic-properties draw:marker-end="Arrowheads_20_26" draw:marker-end-width="0.3cm" draw:fill="none" draw:textarea-vertical-align="middle"/>
    </style:style>
    <style:style style:name="gr17" style:family="graphic" style:parent-style-name="objectwithoutfill">
      <style:graphic-properties draw:marker-end="Arrowheads_20_35" draw:marker-end-width="0.3cm" draw:fill="none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323cm" fo:min-width="3.317cm"/>
      <style:paragraph-properties style:writing-mode="lr-tb"/>
    </style:style>
    <style:style style:name="gr19" style:family="graphic" style:parent-style-name="standard">
      <style:graphic-properties draw:fill-color="#ffdbb6" draw:textarea-horizontal-align="justify" draw:textarea-vertical-align="middle" draw:auto-grow-height="false" fo:min-height="16.26cm" fo:min-width="16.96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338cm" fo:min-width="2.517cm"/>
      <style:paragraph-properties style:writing-mode="lr-tb"/>
    </style:style>
    <style:style style:name="gr21" style:family="graphic" style:parent-style-name="objectwithoutfill">
      <style:graphic-properties draw:marker-end="Arrowheads_20_1" draw:marker-end-width="0.3cm" draw:fill="none" draw:textarea-vertical-align="middle"/>
    </style:style>
    <style:style style:name="gr22" style:family="graphic" style:parent-style-name="objectwithoutfill">
      <style:graphic-properties draw:marker-end="Arrowheads_20_2" draw:marker-end-width="0.3cm" draw:fill="none" draw:textarea-vertical-align="middle"/>
    </style:style>
    <style:style style:name="gr23" style:family="graphic" style:parent-style-name="objectwithoutfill">
      <style:graphic-properties draw:marker-end="Arrowheads_20_3" draw:marker-end-width="0.3cm" draw:fill="none" draw:textarea-vertical-align="middle"/>
    </style:style>
    <style:style style:name="gr24" style:family="graphic" style:parent-style-name="objectwithoutfill">
      <style:graphic-properties draw:marker-end="Arrowheads_20_15" draw:marker-end-width="0.3cm" draw:fill="none" draw:textarea-vertical-align="middle"/>
    </style:style>
    <style:style style:name="gr25" style:family="graphic" style:parent-style-name="objectwithoutfill">
      <style:graphic-properties draw:marker-end="Arrowheads_20_17" draw:marker-end-width="0.3cm" draw:fill="none" draw:textarea-vertical-align="middle"/>
    </style:style>
    <style:style style:name="gr26" style:family="graphic" style:parent-style-name="objectwithoutfill">
      <style:graphic-properties draw:marker-end="Arrowheads_20_22" draw:marker-end-width="0.3cm" draw:fill="none" draw:textarea-vertical-align="middle"/>
    </style:style>
    <style:style style:name="gr27" style:family="graphic" style:parent-style-name="objectwithoutfill">
      <style:graphic-properties draw:marker-end="Arrowheads_20_34" draw:marker-end-width="0.3cm" draw:fill="none" draw:textarea-vertical-align="middle"/>
    </style:style>
    <style:style style:name="gr28" style:family="graphic" style:parent-style-name="objectwithoutfill">
      <style:graphic-properties draw:marker-end="Arrowheads_20_27" draw:marker-end-width="0.3cm" draw:fill="none" draw:textarea-vertical-align="middle"/>
    </style:style>
    <style:style style:name="gr29" style:family="graphic" style:parent-style-name="objectwithoutfill">
      <style:graphic-properties draw:marker-end="Arrowheads_20_28" draw:marker-end-width="0.3cm" draw:fill="none" draw:textarea-vertical-align="middle"/>
    </style:style>
    <style:style style:name="gr30" style:family="graphic" style:parent-style-name="objectwithoutfill">
      <style:graphic-properties draw:marker-end="Arrowheads_20_29" draw:marker-end-width="0.3cm" draw:fill="none" draw:textarea-vertical-align="middle"/>
    </style:style>
    <style:style style:name="gr31" style:family="graphic" style:parent-style-name="objectwithoutfill">
      <style:graphic-properties draw:marker-end="Arrowheads_20_30" draw:marker-end-width="0.3cm" draw:fill="none" draw:textarea-vertical-align="middle"/>
    </style:style>
    <style:style style:name="gr32" style:family="graphic" style:parent-style-name="objectwithoutfill">
      <style:graphic-properties draw:marker-end="Arrowheads_20_31" draw:marker-end-width="0.3cm" draw:fill="none" draw:textarea-vertical-align="middle"/>
    </style:style>
    <style:style style:name="gr33" style:family="graphic" style:parent-style-name="objectwithoutfill">
      <style:graphic-properties draw:marker-end="Arrowheads_20_32" draw:marker-end-width="0.3cm" draw:fill="none" draw:textarea-vertical-align="middle"/>
    </style:style>
    <style:style style:name="gr34" style:family="graphic" style:parent-style-name="objectwithoutfill">
      <style:graphic-properties draw:marker-end="Arrowheads_20_33" draw:marker-end-width="0.3cm" draw:fill="none" draw:textarea-vertical-align="middle"/>
    </style:style>
    <style:style style:name="P1" style:family="paragraph">
      <loext:graphic-properties draw:fill-color="#dde8cb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d428"/>
      <style:paragraph-properties fo:text-align="center" style:writing-mode="lr-tb"/>
    </style:style>
    <style:style style:name="P5" style:family="paragraph">
      <loext:graphic-properties draw:fill-color="#bbe33d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  <style:text-properties fo:font-size="16pt"/>
    </style:style>
    <style:style style:name="P9" style:family="paragraph">
      <loext:graphic-properties draw:fill-color="#ffd428"/>
      <style:paragraph-properties fo:text-align="center" style:writing-mode="lr-tb"/>
      <style:text-properties fo:font-size="16pt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style:paragraph-properties fo:text-align="center" style:writing-mode="lr-tb"/>
      <style:text-properties fo:font-size="17pt" style:font-size-asian="17pt" style:font-size-complex="17pt"/>
    </style:style>
    <style:style style:name="P12" style:family="paragraph">
      <loext:graphic-properties draw:fill-color="#ffffff"/>
      <style:paragraph-properties fo:text-align="center" style:writing-mode="lr-tb"/>
      <style:text-properties fo:font-size="17pt" style:font-size-asian="17pt" style:font-size-complex="17pt"/>
    </style:style>
    <style:style style:name="T1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3.655cm" svg:height="20.32cm" svg:x="3.54cm" svg:y="38.1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" draw:id="id1" draw:layer="layout" svg:width="4.763cm" svg:height="2.223cm" svg:x="17.826cm" svg:y="43.226cm">
            <text:p text:style-name="P2">SEQUENCE</text:p>
            <text:p text:style-name="P2">center_robo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4" draw:id="id4" draw:layer="layout" svg:width="4.763cm" svg:height="2.223cm" svg:x="15.286cm" svg:y="55.291cm">
            <text:p text:style-name="P2">CONDITION</text:p>
            <text:p text:style-name="P2">can_on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2" draw:id="id2" draw:layer="layout" svg:width="4.763cm" svg:height="2.223cm" svg:x="12.111cm" svg:y="47.671cm">
            <text:p text:style-name="P2">ACTION</text:p>
            <text:p text:style-name="P2">find_ca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5" draw:id="id5" draw:layer="layout" svg:width="4.763cm" svg:height="2.223cm" svg:x="20.684cm" svg:y="55.291cm">
            <text:p text:style-name="P2">ACTION</text:p>
            <text:p text:style-name="P2">move_forward_righ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20.207cm" svg:y1="45.449cm" svg:x2="14.492cm" svg:y2="47.671cm" draw:start-shape="id1" draw:start-glue-point="2" draw:end-shape="id2" draw:end-glue-point="0" svg:d="M20207 45449l-5715 2222" svg:viewBox="0 0 5716 2223">
            <text:p/>
          </draw:connector>
          <draw:custom-shape draw:style-name="gr2" draw:text-style-name="P3" xml:id="id3" draw:id="id3" draw:layer="layout" svg:width="4.763cm" svg:height="2.223cm" svg:x="17.826cm" svg:y="51.481cm">
            <text:p text:style-name="P2">SEQUENCE</text:p>
            <text:p text:style-name="P2">rotate_righ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type="line" svg:x1="20.207cm" svg:y1="53.704cm" svg:x2="17.667cm" svg:y2="55.291cm" draw:start-shape="id3" draw:start-glue-point="2" draw:end-shape="id4" draw:end-glue-point="0" svg:d="M20207 53704l-2540 1587" svg:viewBox="0 0 2541 1588">
            <text:p/>
          </draw:connector>
          <draw:connector draw:style-name="gr7" draw:text-style-name="P6" draw:layer="layout" draw:type="line" svg:x1="20.207cm" svg:y1="53.704cm" svg:x2="23.065cm" svg:y2="55.291cm" draw:start-shape="id3" draw:start-glue-point="2" draw:end-shape="id5" draw:end-glue-point="0" svg:d="M20207 53704l2858 1587" svg:viewBox="0 0 2859 1588">
            <text:p/>
          </draw:connector>
          <draw:custom-shape draw:style-name="gr3" draw:text-style-name="P4" xml:id="id7" draw:id="id7" draw:layer="layout" svg:width="4.763cm" svg:height="2.223cm" svg:x="26.399cm" svg:y="55.291cm">
            <text:p text:style-name="P2">CONDITION</text:p>
            <text:p text:style-name="P2">can_on_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8" draw:id="id8" draw:layer="layout" svg:width="4.763cm" svg:height="2.223cm" svg:x="31.797cm" svg:y="55.291cm">
            <text:p text:style-name="P2">ACTION</text:p>
            <text:p text:style-name="P7">move_forward_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6" draw:id="id6" draw:layer="layout" svg:width="4.763cm" svg:height="2.223cm" svg:x="28.939cm" svg:y="51.481cm">
            <text:p text:style-name="P2">SEQUENCE</text:p>
            <text:p text:style-name="P2">rotate_lef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type="line" svg:x1="31.32cm" svg:y1="53.704cm" svg:x2="28.78cm" svg:y2="55.291cm" draw:start-shape="id6" draw:start-glue-point="2" draw:end-shape="id7" draw:end-glue-point="0" svg:d="M31320 53704l-2540 1587" svg:viewBox="0 0 2541 1588">
            <text:p/>
          </draw:connector>
          <draw:connector draw:style-name="gr7" draw:text-style-name="P6" draw:layer="layout" draw:type="line" svg:x1="31.32cm" svg:y1="53.704cm" svg:x2="34.178cm" svg:y2="55.291cm" draw:start-shape="id6" draw:start-glue-point="2" draw:end-shape="id8" draw:end-glue-point="0" svg:d="M31320 53704l2858 1587" svg:viewBox="0 0 2859 1588">
            <text:p/>
          </draw:connector>
          <draw:custom-shape draw:style-name="gr2" draw:text-style-name="P3" xml:id="id9" draw:id="id9" draw:layer="layout" svg:width="4.763cm" svg:height="2.223cm" svg:x="17.826cm" svg:y="47.671cm">
            <text:p text:style-name="P2">FALLBACK</text:p>
            <text:p text:style-name="P2">rotate_robo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6" draw:layer="layout" draw:type="line" svg:x1="20.207cm" svg:y1="45.449cm" svg:x2="20.207cm" svg:y2="47.671cm" draw:start-shape="id1" draw:start-glue-point="2" draw:end-shape="id9" draw:end-glue-point="0" svg:d="M20207 45449v2222" svg:viewBox="0 0 1 2223">
            <text:p/>
          </draw:connector>
          <draw:connector draw:style-name="gr9" draw:text-style-name="P6" draw:layer="layout" draw:type="line" svg:x1="20.207cm" svg:y1="49.894cm" svg:x2="20.207cm" svg:y2="51.481cm" draw:start-shape="id9" draw:start-glue-point="2" draw:end-shape="id3" draw:end-glue-point="0" svg:d="M20207 49894v1587" svg:viewBox="0 0 1 1588">
            <text:p/>
          </draw:connector>
          <draw:connector draw:style-name="gr10" draw:text-style-name="P6" draw:layer="layout" draw:type="line" svg:x1="20.207cm" svg:y1="49.894cm" svg:x2="31.32cm" svg:y2="51.481cm" draw:start-shape="id9" draw:start-glue-point="2" draw:end-shape="id6" draw:end-glue-point="0" svg:d="M20207 49894l11113 1587" svg:viewBox="0 0 11114 1588">
            <text:p/>
          </draw:connector>
          <draw:custom-shape draw:style-name="gr2" draw:text-style-name="P3" xml:id="id10" draw:id="id10" draw:layer="layout" svg:width="4.763cm" svg:height="2.223cm" svg:x="7.031cm" svg:y="51.482cm">
            <text:p text:style-name="P2">SEQUENCE</text:p>
            <text:p text:style-name="P2">approach_can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6" draw:layer="layout" draw:type="line" svg:x1="20.207cm" svg:y1="49.894cm" svg:x2="9.412cm" svg:y2="51.482cm" draw:start-shape="id9" draw:start-glue-point="2" draw:end-shape="id10" draw:end-glue-point="0" svg:d="M20207 49894l-10795 1588" svg:viewBox="0 0 10796 1589">
            <text:p/>
          </draw:connector>
          <draw:custom-shape draw:style-name="gr3" draw:text-style-name="P9" xml:id="id13" draw:id="id13" draw:layer="layout" svg:width="4.763cm" svg:height="2.223cm" svg:x="23.541cm" svg:y="47.671cm">
            <text:p text:style-name="P8">CONDITION</text:p>
            <text:p text:style-name="P8">can_at_correct_distan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11" draw:id="id11" draw:layer="layout" svg:width="4.763cm" svg:height="2.223cm" svg:x="4.174cm" svg:y="55.292cm">
            <text:p text:style-name="P2">CONDITION</text:p>
            <text:p text:style-name="P2">can_at_cent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12" draw:id="id12" draw:layer="layout" svg:width="4.763cm" svg:height="2.223cm" svg:x="9.571cm" svg:y="55.292cm">
            <text:p text:style-name="P2">ACTION</text:p>
            <text:p text:style-name="P2">move_forward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2" draw:text-style-name="P6" draw:layer="layout" draw:type="line" svg:x1="9.412cm" svg:y1="53.705cm" svg:x2="6.555cm" svg:y2="55.292cm" draw:start-shape="id10" draw:start-glue-point="2" draw:end-shape="id11" draw:end-glue-point="0" svg:d="M9412 53705l-2857 1587" svg:viewBox="0 0 2858 1588">
            <text:p/>
          </draw:connector>
          <draw:connector draw:style-name="gr13" draw:text-style-name="P6" draw:layer="layout" draw:type="line" svg:x1="9.412cm" svg:y1="53.705cm" svg:x2="11.952cm" svg:y2="55.292cm" draw:start-shape="id10" draw:start-glue-point="2" draw:end-shape="id12" draw:end-glue-point="0" svg:d="M9412 53705l2540 1587" svg:viewBox="0 0 2541 1588">
            <text:p/>
          </draw:connector>
          <draw:connector draw:style-name="gr14" draw:text-style-name="P6" draw:layer="layout" draw:type="line" svg:x1="20.207cm" svg:y1="45.449cm" svg:x2="25.922cm" svg:y2="47.671cm" draw:start-shape="id1" draw:start-glue-point="2" draw:end-shape="id13" draw:end-glue-point="0" svg:d="M20207 45449l5715 2222" svg:viewBox="0 0 5716 2223">
            <text:p/>
          </draw:connector>
          <draw:custom-shape draw:style-name="gr15" draw:text-style-name="P3" xml:id="id14" draw:id="id14" draw:layer="layout" svg:width="7.938cm" svg:height="3.175cm" svg:x="16.239cm" svg:y="38.782cm">
            <text:p text:style-name="P2">REPEAT UNTIL SUCCESS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6" draw:text-style-name="P6" draw:layer="layout" draw:type="line" svg:x1="20.208cm" svg:y1="41.957cm" svg:x2="20.207cm" svg:y2="43.226cm" draw:start-shape="id14" draw:start-glue-point="6" draw:end-shape="id1" draw:end-glue-point="0" svg:d="M20208 41957l-1 1269" svg:viewBox="0 0 2 1270">
            <text:p/>
          </draw:connector>
          <draw:custom-shape draw:style-name="gr4" draw:text-style-name="P5" xml:id="id15" draw:id="id15" draw:layer="layout" svg:width="4.763cm" svg:height="2.223cm" svg:x="29.213cm" svg:y="47.649cm">
            <text:p text:style-name="P2">ACTION</text:p>
            <text:p text:style-name="P2">hal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6" draw:layer="layout" draw:type="line" svg:x1="20.207cm" svg:y1="45.449cm" svg:x2="31.594cm" svg:y2="47.649cm" draw:start-shape="id1" draw:start-glue-point="2" draw:end-shape="id15" draw:end-glue-point="0" svg:d="M20207 45449l11387 2200" svg:viewBox="0 0 11388 2201">
            <text:p/>
          </draw:connector>
        </draw:g>
        <draw:custom-shape draw:style-name="gr18" draw:text-style-name="P3" xml:id="id48" draw:id="id48" draw:layer="layout" svg:width="5.397cm" svg:height="2.223cm" svg:x="36.287cm" svg:y="2.076cm">
          <text:p text:style-name="P2">Main 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0" draw:layer="layout" svg:width="17.463cm" svg:height="16.51cm" svg:x="3.584cm" svg:y="20.17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7" draw:id="id17" draw:layer="layout" svg:width="4.763cm" svg:height="2.223cm" svg:x="7.077cm" svg:y="29.38cm">
            <text:p text:style-name="P2">SEQUENCE</text:p>
            <text:p text:style-name="P2">find_contou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16" draw:id="id16" draw:layer="layout" svg:width="4.763cm" svg:height="2.223cm" svg:x="11.204cm" svg:y="25.253cm">
            <text:p text:style-name="P2">FALLBACK</text:p>
            <text:p text:style-name="P2">find_ca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22" draw:id="id22" draw:layer="layout" svg:width="4.763cm" svg:height="2.223cm" svg:x="15.014cm" svg:y="33.507cm">
            <text:p text:style-name="P2">ACTION</text:p>
            <text:p text:style-name="P2">rotate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" xml:id="id18" draw:id="id18" draw:layer="layout" svg:width="6.033cm" svg:height="3.175cm" svg:x="14.379cm" svg:y="29.38cm">
            <text:p text:style-name="P2">FORCE</text:p>
            <text:p text:style-name="P2">FAIL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3" xml:id="id19" draw:id="id19" draw:layer="layout" svg:width="7.938cm" svg:height="3.175cm" svg:x="9.616cm" svg:y="20.808cm">
            <text:p text:style-name="P2">REPEAT UNTIL SUCCESS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1" draw:text-style-name="P6" draw:layer="layout" draw:type="line" svg:x1="13.585cm" svg:y1="27.476cm" svg:x2="9.458cm" svg:y2="29.38cm" draw:start-shape="id16" draw:start-glue-point="2" draw:end-shape="id17" draw:end-glue-point="0" svg:d="M13585 27476l-4127 1904" svg:viewBox="0 0 4128 1905">
            <text:p/>
          </draw:connector>
          <draw:connector draw:style-name="gr22" draw:text-style-name="P6" draw:layer="layout" draw:type="line" svg:x1="13.585cm" svg:y1="27.476cm" svg:x2="17.396cm" svg:y2="29.38cm" draw:start-shape="id16" draw:start-glue-point="2" draw:end-shape="id18" draw:end-glue-point="4" svg:d="M13585 27476l3811 1904" svg:viewBox="0 0 3812 1905">
            <text:p/>
          </draw:connector>
          <draw:connector draw:style-name="gr23" draw:text-style-name="P6" draw:layer="layout" draw:type="line" svg:x1="13.585cm" svg:y1="23.983cm" svg:x2="13.585cm" svg:y2="25.253cm" draw:start-shape="id19" draw:start-glue-point="6" draw:end-shape="id16" draw:end-glue-point="0" svg:d="M13585 23983v1270" svg:viewBox="0 0 1 1271">
            <text:p/>
          </draw:connector>
          <draw:custom-shape draw:style-name="gr4" draw:text-style-name="P5" xml:id="id21" draw:id="id21" draw:layer="layout" svg:width="4.763cm" svg:height="2.223cm" svg:x="9.617cm" svg:y="33.507cm">
            <text:p text:style-name="P2">ACTION</text:p>
            <text:p text:style-name="P2">hal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20" draw:id="id20" draw:layer="layout" svg:width="4.763cm" svg:height="2.223cm" svg:x="4.219cm" svg:y="33.507cm">
            <text:p text:style-name="P2">ACTION</text:p>
            <text:p text:style-name="P2">find_can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4" draw:text-style-name="P6" draw:layer="layout" draw:type="line" svg:x1="9.458cm" svg:y1="31.603cm" svg:x2="6.6cm" svg:y2="33.507cm" draw:start-shape="id17" draw:start-glue-point="2" draw:end-shape="id20" draw:end-glue-point="0" svg:d="M9458 31603l-2858 1904" svg:viewBox="0 0 2859 1905">
            <text:p/>
          </draw:connector>
          <draw:connector draw:style-name="gr25" draw:text-style-name="P6" draw:layer="layout" draw:type="line" svg:x1="9.458cm" svg:y1="31.603cm" svg:x2="11.998cm" svg:y2="33.507cm" draw:start-shape="id17" draw:start-glue-point="2" draw:end-shape="id21" draw:end-glue-point="0" svg:d="M9458 31603l2540 1904" svg:viewBox="0 0 2541 1905">
            <text:p/>
          </draw:connector>
          <draw:connector draw:style-name="gr26" draw:text-style-name="P6" draw:layer="layout" draw:type="line" svg:x1="17.396cm" svg:y1="32.555cm" svg:x2="17.395cm" svg:y2="33.507cm" draw:start-shape="id18" draw:start-glue-point="6" draw:end-shape="id22" draw:end-glue-point="0" svg:d="M17396 32555l-1 952" svg:viewBox="0 0 2 953">
            <text:p/>
          </draw:connector>
        </draw:g>
        <draw:custom-shape draw:style-name="gr4" draw:text-style-name="P5" xml:id="id46" draw:id="id46" draw:layer="layout" svg:width="4.763cm" svg:height="2.223cm" svg:x="27.714cm" svg:y="30.65cm">
          <text:p text:style-name="P2">ACTION</text:p>
          <text:p text:style-name="P2">grab_can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10" draw:layer="layout" svg:width="17.463cm" svg:height="16.51cm" svg:x="35.652cm" svg:y="21.1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24" draw:id="id24" draw:layer="layout" svg:width="4.763cm" svg:height="2.223cm" svg:x="39.144cm" svg:y="30.333cm">
            <text:p text:style-name="P2">SEQUENCE</text:p>
            <text:p text:style-name="P2">find_q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23" draw:id="id23" draw:layer="layout" svg:width="4.763cm" svg:height="2.223cm" svg:x="43.271cm" svg:y="26.206cm">
            <text:p text:style-name="P2">FALLBACK</text:p>
            <text:p text:style-name="P2">find_q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29" draw:id="id29" draw:layer="layout" svg:width="4.763cm" svg:height="2.223cm" svg:x="47.081cm" svg:y="34.46cm">
            <text:p text:style-name="P2">ACTION</text:p>
            <text:p text:style-name="P2">rotate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" xml:id="id25" draw:id="id25" draw:layer="layout" svg:width="6.033cm" svg:height="3.175cm" svg:x="46.446cm" svg:y="30.333cm">
            <text:p text:style-name="P2">FORCE</text:p>
            <text:p text:style-name="P2">FAIL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3" xml:id="id26" draw:id="id26" draw:layer="layout" svg:width="7.938cm" svg:height="3.175cm" svg:x="41.683cm" svg:y="21.761cm">
            <text:p text:style-name="P2">REPEAT UNTIL SUCCESS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1" draw:text-style-name="P6" draw:layer="layout" draw:type="line" svg:x1="45.652cm" svg:y1="28.429cm" svg:x2="41.525cm" svg:y2="30.333cm" draw:start-shape="id23" draw:start-glue-point="2" draw:end-shape="id24" draw:end-glue-point="0" svg:d="M45652 28429l-4127 1904" svg:viewBox="0 0 4128 1905">
            <text:p/>
          </draw:connector>
          <draw:connector draw:style-name="gr22" draw:text-style-name="P6" draw:layer="layout" draw:type="line" svg:x1="45.652cm" svg:y1="28.429cm" svg:x2="49.463cm" svg:y2="30.333cm" draw:start-shape="id23" draw:start-glue-point="2" draw:end-shape="id25" draw:end-glue-point="4" svg:d="M45652 28429l3811 1904" svg:viewBox="0 0 3812 1905">
            <text:p/>
          </draw:connector>
          <draw:connector draw:style-name="gr23" draw:text-style-name="P6" draw:layer="layout" draw:type="line" svg:x1="45.652cm" svg:y1="24.936cm" svg:x2="45.652cm" svg:y2="26.206cm" draw:start-shape="id26" draw:start-glue-point="6" draw:end-shape="id23" draw:end-glue-point="0" svg:d="M45652 24936v1270" svg:viewBox="0 0 1 1271">
            <text:p/>
          </draw:connector>
          <draw:custom-shape draw:style-name="gr4" draw:text-style-name="P5" xml:id="id28" draw:id="id28" draw:layer="layout" svg:width="4.763cm" svg:height="2.223cm" svg:x="41.684cm" svg:y="34.46cm">
            <text:p text:style-name="P2">ACTION</text:p>
            <text:p text:style-name="P2">hal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27" draw:id="id27" draw:layer="layout" svg:width="4.763cm" svg:height="2.223cm" svg:x="36.286cm" svg:y="34.46cm">
            <text:p text:style-name="P2">ACTION</text:p>
            <text:p text:style-name="P2">find_qr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4" draw:text-style-name="P6" draw:layer="layout" draw:type="line" svg:x1="41.525cm" svg:y1="32.556cm" svg:x2="38.667cm" svg:y2="34.46cm" draw:start-shape="id24" draw:start-glue-point="2" draw:end-shape="id27" draw:end-glue-point="0" svg:d="M41525 32556l-2858 1904" svg:viewBox="0 0 2859 1905">
            <text:p/>
          </draw:connector>
          <draw:connector draw:style-name="gr25" draw:text-style-name="P6" draw:layer="layout" draw:type="line" svg:x1="41.525cm" svg:y1="32.556cm" svg:x2="44.065cm" svg:y2="34.46cm" draw:start-shape="id24" draw:start-glue-point="2" draw:end-shape="id28" draw:end-glue-point="0" svg:d="M41525 32556l2540 1904" svg:viewBox="0 0 2541 1905">
            <text:p/>
          </draw:connector>
          <draw:connector draw:style-name="gr26" draw:text-style-name="P6" draw:layer="layout" draw:type="line" svg:x1="49.463cm" svg:y1="33.508cm" svg:x2="49.462cm" svg:y2="34.46cm" draw:start-shape="id25" draw:start-glue-point="6" draw:end-shape="id29" draw:end-glue-point="0" svg:d="M49463 33508l-1 952" svg:viewBox="0 0 2 953">
            <text:p/>
          </draw:connector>
        </draw:g>
        <draw:g>
          <draw:custom-shape draw:style-name="gr1" draw:text-style-name="P1" draw:layer="layout" svg:width="33.655cm" svg:height="20.32cm" svg:x="44.859cm" svg:y="38.5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30" draw:id="id30" draw:layer="layout" svg:width="4.763cm" svg:height="2.223cm" svg:x="58.827cm" svg:y="43.667cm">
            <text:p text:style-name="P2">SEQUENCE</text:p>
            <text:p text:style-name="P2">center_robo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33" draw:id="id33" draw:layer="layout" svg:width="4.763cm" svg:height="2.223cm" svg:x="56.287cm" svg:y="55.732cm">
            <text:p text:style-name="P2">CONDITION</text:p>
            <text:p text:style-name="P2">qr_on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31" draw:id="id31" draw:layer="layout" svg:width="4.763cm" svg:height="2.223cm" svg:x="53.112cm" svg:y="48.112cm">
            <text:p text:style-name="P2">ACTION</text:p>
            <text:p text:style-name="P2">find_q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34" draw:id="id34" draw:layer="layout" svg:width="4.763cm" svg:height="2.223cm" svg:x="61.685cm" svg:y="55.732cm">
            <text:p text:style-name="P2">ACTION</text:p>
            <text:p text:style-name="P2">move_forward_righ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61.208cm" svg:y1="45.89cm" svg:x2="55.493cm" svg:y2="48.112cm" draw:start-shape="id30" draw:start-glue-point="2" draw:end-shape="id31" draw:end-glue-point="0" svg:d="M61208 45890l-5715 2222" svg:viewBox="0 0 5716 2223">
            <text:p/>
          </draw:connector>
          <draw:custom-shape draw:style-name="gr2" draw:text-style-name="P3" xml:id="id32" draw:id="id32" draw:layer="layout" svg:width="4.763cm" svg:height="2.223cm" svg:x="58.827cm" svg:y="51.922cm">
            <text:p text:style-name="P2">SEQUENCE</text:p>
            <text:p text:style-name="P2">rotate_righ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type="line" svg:x1="61.208cm" svg:y1="54.145cm" svg:x2="58.668cm" svg:y2="55.732cm" draw:start-shape="id32" draw:start-glue-point="2" draw:end-shape="id33" draw:end-glue-point="0" svg:d="M61208 54145l-2540 1587" svg:viewBox="0 0 2541 1588">
            <text:p/>
          </draw:connector>
          <draw:connector draw:style-name="gr7" draw:text-style-name="P6" draw:layer="layout" draw:type="line" svg:x1="61.208cm" svg:y1="54.145cm" svg:x2="64.066cm" svg:y2="55.732cm" draw:start-shape="id32" draw:start-glue-point="2" draw:end-shape="id34" draw:end-glue-point="0" svg:d="M61208 54145l2858 1587" svg:viewBox="0 0 2859 1588">
            <text:p/>
          </draw:connector>
          <draw:custom-shape draw:style-name="gr3" draw:text-style-name="P4" xml:id="id36" draw:id="id36" draw:layer="layout" svg:width="4.763cm" svg:height="2.223cm" svg:x="67.4cm" svg:y="55.732cm">
            <text:p text:style-name="P2">CONDITION</text:p>
            <text:p text:style-name="P2">qr_on_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37" draw:id="id37" draw:layer="layout" svg:width="4.763cm" svg:height="2.223cm" svg:x="72.798cm" svg:y="55.732cm">
            <text:p text:style-name="P2">ACTION</text:p>
            <text:p text:style-name="P7">move_forward_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35" draw:id="id35" draw:layer="layout" svg:width="4.763cm" svg:height="2.223cm" svg:x="69.94cm" svg:y="51.922cm">
            <text:p text:style-name="P2">SEQUENCE</text:p>
            <text:p text:style-name="P2">rotate_lef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type="line" svg:x1="72.321cm" svg:y1="54.145cm" svg:x2="69.781cm" svg:y2="55.732cm" draw:start-shape="id35" draw:start-glue-point="2" draw:end-shape="id36" draw:end-glue-point="0" svg:d="M72321 54145l-2540 1587" svg:viewBox="0 0 2541 1588">
            <text:p/>
          </draw:connector>
          <draw:connector draw:style-name="gr7" draw:text-style-name="P6" draw:layer="layout" draw:type="line" svg:x1="72.321cm" svg:y1="54.145cm" svg:x2="75.179cm" svg:y2="55.732cm" draw:start-shape="id35" draw:start-glue-point="2" draw:end-shape="id37" draw:end-glue-point="0" svg:d="M72321 54145l2858 1587" svg:viewBox="0 0 2859 1588">
            <text:p/>
          </draw:connector>
          <draw:custom-shape draw:style-name="gr2" draw:text-style-name="P3" xml:id="id38" draw:id="id38" draw:layer="layout" svg:width="4.763cm" svg:height="2.223cm" svg:x="58.827cm" svg:y="48.112cm">
            <text:p text:style-name="P2">FALLBACK</text:p>
            <text:p text:style-name="P2">rotate_robo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6" draw:layer="layout" draw:type="line" svg:x1="61.208cm" svg:y1="45.89cm" svg:x2="61.208cm" svg:y2="48.112cm" draw:start-shape="id30" draw:start-glue-point="2" draw:end-shape="id38" draw:end-glue-point="0" svg:d="M61208 45890v2222" svg:viewBox="0 0 1 2223">
            <text:p/>
          </draw:connector>
          <draw:connector draw:style-name="gr9" draw:text-style-name="P6" draw:layer="layout" draw:type="line" svg:x1="61.208cm" svg:y1="50.335cm" svg:x2="61.208cm" svg:y2="51.922cm" draw:start-shape="id38" draw:start-glue-point="2" draw:end-shape="id32" draw:end-glue-point="0" svg:d="M61208 50335v1587" svg:viewBox="0 0 1 1588">
            <text:p/>
          </draw:connector>
          <draw:connector draw:style-name="gr10" draw:text-style-name="P6" draw:layer="layout" draw:type="line" svg:x1="61.208cm" svg:y1="50.335cm" svg:x2="72.321cm" svg:y2="51.922cm" draw:start-shape="id38" draw:start-glue-point="2" draw:end-shape="id35" draw:end-glue-point="0" svg:d="M61208 50335l11113 1587" svg:viewBox="0 0 11114 1588">
            <text:p/>
          </draw:connector>
          <draw:custom-shape draw:style-name="gr2" draw:text-style-name="P3" xml:id="id39" draw:id="id39" draw:layer="layout" svg:width="4.763cm" svg:height="2.223cm" svg:x="48.032cm" svg:y="51.923cm">
            <text:p text:style-name="P2">SEQUENCE</text:p>
            <text:p text:style-name="P2">approach_can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6" draw:layer="layout" draw:type="line" svg:x1="61.208cm" svg:y1="50.335cm" svg:x2="50.413cm" svg:y2="51.923cm" draw:start-shape="id38" draw:start-glue-point="2" draw:end-shape="id39" draw:end-glue-point="0" svg:d="M61208 50335l-10795 1588" svg:viewBox="0 0 10796 1589">
            <text:p/>
          </draw:connector>
          <draw:custom-shape draw:style-name="gr3" draw:text-style-name="P9" xml:id="id42" draw:id="id42" draw:layer="layout" svg:width="4.763cm" svg:height="2.223cm" svg:x="64.542cm" svg:y="48.112cm">
            <text:p text:style-name="P8">CONDITION</text:p>
            <text:p text:style-name="P8">qr_at_correct_distan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40" draw:id="id40" draw:layer="layout" svg:width="4.763cm" svg:height="2.223cm" svg:x="45.175cm" svg:y="55.733cm">
            <text:p text:style-name="P2">CONDITION</text:p>
            <text:p text:style-name="P2">qr_at_cent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xml:id="id41" draw:id="id41" draw:layer="layout" svg:width="4.763cm" svg:height="2.223cm" svg:x="50.572cm" svg:y="55.733cm">
            <text:p text:style-name="P2">ACTION</text:p>
            <text:p text:style-name="P2">move_forward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2" draw:text-style-name="P6" draw:layer="layout" draw:type="line" svg:x1="50.413cm" svg:y1="54.146cm" svg:x2="47.556cm" svg:y2="55.733cm" draw:start-shape="id39" draw:start-glue-point="2" draw:end-shape="id40" draw:end-glue-point="0" svg:d="M50413 54146l-2857 1587" svg:viewBox="0 0 2858 1588">
            <text:p/>
          </draw:connector>
          <draw:connector draw:style-name="gr13" draw:text-style-name="P6" draw:layer="layout" draw:type="line" svg:x1="50.413cm" svg:y1="54.146cm" svg:x2="52.953cm" svg:y2="55.733cm" draw:start-shape="id39" draw:start-glue-point="2" draw:end-shape="id41" draw:end-glue-point="0" svg:d="M50413 54146l2540 1587" svg:viewBox="0 0 2541 1588">
            <text:p/>
          </draw:connector>
          <draw:connector draw:style-name="gr14" draw:text-style-name="P6" draw:layer="layout" draw:type="line" svg:x1="61.208cm" svg:y1="45.89cm" svg:x2="66.923cm" svg:y2="48.112cm" draw:start-shape="id30" draw:start-glue-point="2" draw:end-shape="id42" draw:end-glue-point="0" svg:d="M61208 45890l5715 2222" svg:viewBox="0 0 5716 2223">
            <text:p/>
          </draw:connector>
          <draw:custom-shape draw:style-name="gr15" draw:text-style-name="P3" xml:id="id43" draw:id="id43" draw:layer="layout" svg:width="7.938cm" svg:height="3.175cm" svg:x="57.24cm" svg:y="39.223cm">
            <text:p text:style-name="P2">REPEAT UNTIL SUCCESS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6" draw:text-style-name="P6" draw:layer="layout" draw:type="line" svg:x1="61.209cm" svg:y1="42.398cm" svg:x2="61.208cm" svg:y2="43.667cm" draw:start-shape="id43" draw:start-glue-point="6" draw:end-shape="id30" draw:end-glue-point="0" svg:d="M61209 42398l-1 1269" svg:viewBox="0 0 2 1270">
            <text:p/>
          </draw:connector>
          <draw:custom-shape draw:style-name="gr4" draw:text-style-name="P5" xml:id="id44" draw:id="id44" draw:layer="layout" svg:width="4.763cm" svg:height="2.223cm" svg:x="70.214cm" svg:y="48.09cm">
            <text:p text:style-name="P2">ACTION</text:p>
            <text:p text:style-name="P2">hal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7" draw:text-style-name="P6" draw:layer="layout" draw:type="line" svg:x1="61.208cm" svg:y1="45.89cm" svg:x2="72.595cm" svg:y2="48.09cm" draw:start-shape="id30" draw:start-glue-point="2" draw:end-shape="id44" draw:end-glue-point="0" svg:d="M61208 45890l11387 2200" svg:viewBox="0 0 11388 2201">
            <text:p/>
          </draw:connector>
        </draw:g>
        <draw:custom-shape draw:style-name="gr4" draw:text-style-name="P5" xml:id="id47" draw:id="id47" draw:layer="layout" svg:width="4.763cm" svg:height="2.223cm" svg:x="58.512cm" svg:y="30.333cm">
          <text:p text:style-name="P2">ACTION</text:p>
          <text:p text:style-name="P2">release_c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xml:id="id45" draw:id="id45" draw:layer="layout" svg:width="4.763cm" svg:height="2.223cm" svg:x="36.604cm" svg:y="6.203cm">
          <text:p text:style-name="P11"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/text:p>
          <text:p text:style-name="P11"><text:span text:style-name="T1">m</text:span><text:span text:style-name="T1">ai</text:span><text:span text:style-name="T1">n</text:span><text:span text:style-name="T1">_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6" draw:layer="layout" draw:type="line" svg:x1="38.985cm" svg:y1="8.426cm" svg:x2="13.585cm" svg:y2="20.808cm" draw:start-shape="id45" draw:start-glue-point="2" draw:end-shape="id19" draw:end-glue-point="4" svg:d="M38985 8426l-25400 12382" svg:viewBox="0 0 25401 12383">
          <text:p/>
        </draw:connector>
        <draw:connector draw:style-name="gr29" draw:text-style-name="P6" draw:layer="layout" draw:type="line" svg:x1="38.985cm" svg:y1="8.426cm" svg:x2="20.208cm" svg:y2="38.782cm" draw:start-shape="id45" draw:start-glue-point="2" draw:end-shape="id14" draw:end-glue-point="4" svg:d="M38985 8426l-18777 30356" svg:viewBox="0 0 18778 30357">
          <text:p/>
        </draw:connector>
        <draw:connector draw:style-name="gr30" draw:text-style-name="P6" draw:layer="layout" draw:type="line" svg:x1="38.985cm" svg:y1="8.426cm" svg:x2="30.095cm" svg:y2="30.65cm" draw:start-shape="id45" draw:start-glue-point="2" draw:end-shape="id46" draw:end-glue-point="0" svg:d="M38985 8426l-8890 22224" svg:viewBox="0 0 8891 22225">
          <text:p/>
        </draw:connector>
        <draw:connector draw:style-name="gr31" draw:text-style-name="P6" draw:layer="layout" draw:type="line" svg:x1="38.985cm" svg:y1="8.426cm" svg:x2="45.652cm" svg:y2="21.761cm" draw:start-shape="id45" draw:start-glue-point="2" draw:end-shape="id26" draw:end-glue-point="4" svg:d="M38985 8426l6667 13335" svg:viewBox="0 0 6668 13336">
          <text:p/>
        </draw:connector>
        <draw:connector draw:style-name="gr32" draw:text-style-name="P6" draw:layer="layout" draw:type="line" svg:x1="38.985cm" svg:y1="8.426cm" svg:x2="61.209cm" svg:y2="39.223cm" draw:start-shape="id45" draw:start-glue-point="2" draw:end-shape="id43" draw:end-glue-point="4" svg:d="M38985 8426l22224 30797" svg:viewBox="0 0 22225 30798">
          <text:p/>
        </draw:connector>
        <draw:connector draw:style-name="gr33" draw:text-style-name="P6" draw:layer="layout" draw:type="line" svg:x1="38.985cm" svg:y1="8.426cm" svg:x2="60.893cm" svg:y2="30.333cm" draw:start-shape="id45" draw:start-glue-point="2" draw:end-shape="id47" draw:end-glue-point="0" svg:d="M38985 8426l21908 21907" svg:viewBox="0 0 21909 21908">
          <text:p/>
        </draw:connector>
        <draw:connector draw:style-name="gr34" draw:text-style-name="P6" draw:layer="layout" draw:type="line" svg:x1="38.986cm" svg:y1="4.299cm" svg:x2="38.985cm" svg:y2="6.203cm" draw:start-shape="id48" draw:start-glue-point="8" draw:end-shape="id45" draw:end-glue-point="0" svg:d="M38986 4299l-1 1904" svg:viewBox="0 0 2 1905">
          <text:p/>
        </draw:connector>
        <draw:g>
          <draw:custom-shape draw:style-name="gr4" draw:text-style-name="P5" draw:layer="layout" svg:width="4.763cm" svg:height="2.223cm" svg:x="49.259cm" svg:y="3.539cm">
            <text:p text:style-name="P2">ACTION</text:p>
            <text:p text:style-name="P2">find_ca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61.324cm" svg:y="14.969cm">
            <text:p text:style-name="P2">ACTION</text:p>
            <text:p text:style-name="P2">hal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61.324cm" svg:y="6.397cm">
            <text:p text:style-name="P2">ACTION</text:p>
            <text:p text:style-name="P2">rotate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61.324cm" svg:y="3.539cm">
            <text:p text:style-name="P2">ACTION</text:p>
            <text:p text:style-name="P2">move_forwa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61.324cm" svg:y="9.255cm">
            <text:p text:style-name="P2">ACTION</text:p>
            <text:p text:style-name="P2">move_forward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61.324cm" svg:y="12.112cm">
            <text:p text:style-name="P2">ACTION</text:p>
            <text:p text:style-name="P7">move_forward_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73.39cm" svg:y="3.54cm">
            <text:p text:style-name="P2">ACTION</text:p>
            <text:p text:style-name="P2">grab_ca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73.39cm" svg:y="6.397cm">
            <text:p text:style-name="P2">ACTION</text:p>
            <text:p text:style-name="P2">release_ca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.763cm" svg:height="2.223cm" svg:x="55.292cm" svg:y="3.539cm">
            <text:p text:style-name="P2">ACTION</text:p>
            <text:p text:style-name="P2">find_q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63cm" svg:height="2.223cm" svg:x="49.259cm" svg:y="6.397cm">
            <text:p text:style-name="P2">CONDITION</text:p>
            <text:p text:style-name="P2">can_at_cent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63cm" svg:height="2.223cm" svg:x="49.26cm" svg:y="9.255cm">
            <text:p text:style-name="P2">CONDITION</text:p>
            <text:p text:style-name="P2">can_on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63cm" svg:height="2.223cm" svg:x="49.26cm" svg:y="12.112cm">
            <text:p text:style-name="P2">CONDITION</text:p>
            <text:p text:style-name="P2">can_on_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4.763cm" svg:height="2.223cm" svg:x="67.357cm" svg:y="3.54cm">
            <text:p text:style-name="P8">CONDITION</text:p>
            <text:p text:style-name="P8">can_at_correct_distan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63cm" svg:height="2.223cm" svg:x="55.292cm" svg:y="6.397cm">
            <text:p text:style-name="P2">CONDITION</text:p>
            <text:p text:style-name="P2">qr_at_cent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63cm" svg:height="2.223cm" svg:x="55.292cm" svg:y="9.255cm">
            <text:p text:style-name="P2">CONDITION</text:p>
            <text:p text:style-name="P2">qr_on_r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63cm" svg:height="2.223cm" svg:x="55.292cm" svg:y="12.112cm">
            <text:p text:style-name="P2">CONDITION</text:p>
            <text:p text:style-name="P2">qr_on_lef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4.763cm" svg:height="2.223cm" svg:x="67.357cm" svg:y="6.398cm">
            <text:p text:style-name="P8">CONDITION</text:p>
            <text:p text:style-name="P8">qr_at_correct_distanc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1.28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0T11:03:58.749012120</meta:creation-date>
    <dc:date>2024-08-21T01:50:40.535464974</dc:date>
    <meta:editing-duration>PT7M45S</meta:editing-duration>
    <meta:editing-cycles>2</meta:editing-cycles>
    <meta:generator>LibreOffice/7.3.7.2$Linux_X86_64 LibreOffice_project/30$Build-2</meta:generator>
    <meta:document-statistic meta:object-count="121"/>
  </office:meta>
</office:document-meta>
</file>